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2a6099" fo:border-right="0.06pt solid #2a6099" fo:border-top="0.06pt solid #2a6099"/>
    </style:style>
    <style:style style:name="ce5" style:family="table-cell" style:parent-style-name="Default">
      <style:table-cell-properties fo:border-bottom="none" fo:border-left="0.06pt solid #2a6099" fo:border-right="0.06pt solid #2a6099" fo:border-top="none"/>
    </style:style>
    <style:style style:name="ce6" style:family="table-cell" style:parent-style-name="Default">
      <style:table-cell-properties fo:border-bottom="0.06pt solid #2a6099" fo:border-left="0.06pt solid #2a6099" fo:border-right="0.06pt solid #2a6099" fo:border-top="none"/>
    </style:style>
    <style:style style:name="ce7" style:family="table-cell" style:parent-style-name="Default" style:data-style-name="N0"/>
    <style:style style:name="gr1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Horizontal line 1" draw:style-name="gr1" draw:text-style-name="P1" svg:x1="1.5cm" svg:y1="0.5cm" svg:x2="4.5cm" svg:y2="1cm">
            <text:p/>
          </draw:line>
          <draw:line draw:z-index="1" draw:name="Horizontal line 2" draw:style-name="gr1" draw:text-style-name="P1" svg:x1="7.5cm" svg:y1="3cm" svg:x2="15cm" svg:y2="5cm">
            <text:p/>
          </draw:line>
          <draw:line draw:z-index="2" draw:name="Horizontal line 3" draw:style-name="gr1" draw:text-style-name="P1" svg:x1="1.5cm" svg:y1="0.5cm" svg:x2="4.5cm" svg:y2="4.5cm">
            <text:p/>
          </draw:line>
          <draw:line draw:z-index="3" draw:name="Horizontal line 4" draw:style-name="gr1" draw:text-style-name="P1" svg:x1="7.5cm" svg:y1="2.5cm" svg:x2="15cm" svg:y2="3.5cm">
            <text:p/>
          </draw:line>
          <draw:line draw:z-index="4" draw:name="Horizontal line 5" draw:style-name="gr1" draw:text-style-name="P1" svg:x1="7.5cm" svg:y1="4.5cm" svg:x2="15cm" svg:y2="5cm">
            <text:p/>
          </draw:line>
          <draw:line draw:z-index="5" draw:name="Horizontal line 6" draw:style-name="gr1" draw:text-style-name="P1" svg:x1="2cm" svg:y1="3cm" svg:x2="4.5cm" svg:y2="6cm">
            <text:p/>
          </draw:line>
          <draw:line draw:z-index="6" draw:name="Horizontal line 7" draw:style-name="gr1" draw:text-style-name="P1" svg:x1="15cm" svg:y1="1.5cm" svg:x2="1.5cm" svg:y2="0.5cm">
            <text:p/>
          </draw:line>
          <draw:line draw:z-index="7" draw:name="Horizontal line 8" draw:style-name="gr1" draw:text-style-name="P1" svg:x1="15cm" svg:y1="0.5cm" svg:x2="7.5cm" svg:y2="0.5cm">
            <text:p/>
          </draw:line>
          <draw:line draw:z-index="8" draw:name="Horizontal line 9" draw:style-name="gr1" draw:text-style-name="P1" svg:x1="19.5cm" svg:y1="1.5cm" svg:x2="1.5cm" svg:y2="0.5cm">
            <text:p/>
          </draw:line>
          <draw:line draw:z-index="9" draw:name="Horizontal line 10" draw:style-name="gr1" draw:text-style-name="P1" svg:x1="19.516cm" svg:y1="0.5cm" svg:x2="16.516cm" svg:y2="0.5cm">
            <text:p/>
          </draw:line>
          <draw:line draw:z-index="10" draw:name="Horizontal line 11" draw:style-name="gr1" draw:text-style-name="P1" svg:x1="7.5cm" svg:y1="0.5cm" svg:x2="10.5cm" svg:y2="2.5cm">
            <text:p/>
          </draw:line>
          <draw:line draw:z-index="11" draw:name="Horizontal line 12" draw:style-name="gr1" draw:text-style-name="P1" svg:x1="1.5cm" svg:y1="0.5cm" svg:x2="10.5cm" svg:y2="3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2" table:default-cell-style-name="ce7"/>
        <table:table-row table:style-name="ro1">
          <table:table-cell table:style-name="ce1" office:value-type="string" calcext:value-type="string">
            <text:p>user</text:p>
          </table:table-cell>
          <table:table-cell/>
          <table:table-cell table:style-name="ce4" office:value-type="string" calcext:value-type="string">
            <text:p>post</text:p>
          </table:table-cell>
          <table:table-cell table:number-columns-repeated="3"/>
          <table:table-cell table:style-name="ce1" office:value-type="string" calcext:value-type="string">
            <text:p>comment</text:p>
          </table:table-cell>
          <table:table-cell/>
          <table:table-cell table:style-name="ce4" office:value-type="string" calcext:value-type="string">
            <text:p>comment_lik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/>
          <table:table-cell table:style-name="ce5" office:value-type="string" calcext:value-type="string">
            <text:p>ID</text:p>
          </table:table-cell>
          <table:table-cell table:number-columns-repeated="3"/>
          <table:table-cell table:style-name="ce2" office:value-type="string" calcext:value-type="string">
            <text:p>ID</text:p>
          </table:table-cell>
          <table:table-cell/>
          <table:table-cell table:style-name="ce5"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mail</text:p>
          </table:table-cell>
          <table:table-cell/>
          <table:table-cell table:style-name="ce5" office:value-type="string" calcext:value-type="string">
            <text:p>user_ID</text:p>
          </table:table-cell>
          <table:table-cell table:number-columns-repeated="3"/>
          <table:table-cell table:style-name="ce2" office:value-type="string" calcext:value-type="string">
            <text:p>post_ID</text:p>
          </table:table-cell>
          <table:table-cell/>
          <table:table-cell table:style-name="ce5" office:value-type="string" calcext:value-type="string">
            <text:p>comment_I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assword</text:p>
          </table:table-cell>
          <table:table-cell/>
          <table:table-cell table:style-name="ce5" office:value-type="string" calcext:value-type="string">
            <text:p>text</text:p>
          </table:table-cell>
          <table:table-cell/>
          <table:table-cell table:style-name="ce1" office:value-type="string" calcext:value-type="string">
            <text:p>post_like</text:p>
          </table:table-cell>
          <table:table-cell/>
          <table:table-cell table:style-name="ce2" office:value-type="string" calcext:value-type="string">
            <text:p>user_ID</text:p>
          </table:table-cell>
          <table:table-cell/>
          <table:table-cell table:style-name="ce6" office:value-type="string" calcext:value-type="string">
            <text:p>user_I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lass from</text:p>
          </table:table-cell>
          <table:table-cell/>
          <table:table-cell table:style-name="ce5" office:value-type="string" calcext:value-type="string">
            <text:p>class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3" office:value-type="string" calcext:value-type="string">
            <text:p>tex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lass to</text:p>
          </table:table-cell>
          <table:table-cell/>
          <table:table-cell table:style-name="ce6" office:value-type="string" calcext:value-type="string">
            <text:p>file_ID</text:p>
          </table:table-cell>
          <table:table-cell/>
          <table:table-cell table:style-name="ce2" office:value-type="string" calcext:value-type="string">
            <text:p>post_ID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chool_ID</text:p>
          </table:table-cell>
          <table:table-cell/>
          <table:table-cell table:style-name="ce5" office:value-type="string" calcext:value-type="string">
            <text:p>subject_ID</text:p>
          </table:table-cell>
          <table:table-cell/>
          <table:table-cell table:style-name="ce3" office:value-type="string" calcext:value-type="string">
            <text:p>user_ID</text:p>
          </table:table-cell>
          <table:table-cell/>
          <table:table-cell table:style-name="ce1" office:value-type="string" calcext:value-type="string">
            <text:p>fil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number-columns-repeated="5"/>
          <table:table-cell table:style-name="ce2"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user_subject_lookup</text:p>
          </table:table-cell>
          <table:table-cell table:number-columns-repeated="3"/>
          <table:table-cell table:style-name="ce3" office:value-type="string" calcext:value-type="string">
            <text:p>path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user_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subject_ID</text:p>
          </table:table-cell>
          <table:table-cell table:number-columns-repeated="3"/>
          <table:table-cell table:style-name="ce4" office:value-type="string" calcext:value-type="string">
            <text:p>subject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5"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school</text:p>
          </table:table-cell>
          <table:table-cell table:number-columns-repeated="3"/>
          <table:table-cell table:style-name="ce6" office:value-type="string" calcext:value-type="string">
            <text:p>nam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name</text:p>
          </table:table-cell>
          <table:table-cell table:number-columns-repeated="9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3:11:08.588817996</meta:creation-date>
    <dc:date>2021-10-05T14:40:58.262825906</dc:date>
    <meta:editing-duration>PT18M46S</meta:editing-duration>
    <meta:editing-cycles>6</meta:editing-cycles>
    <meta:generator>LibreOffice/7.2.1.2$Linux_X86_64 LibreOffice_project/20$Build-2</meta:generator>
    <meta:document-statistic meta:table-count="1" meta:cell-count="40" meta:object-count="12"/>
  </office:meta>
</office:document-meta>
</file>